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0369ad" officeooo:paragraph-rsid="000369ad"/>
    </style:style>
    <style:style style:name="P2" style:family="paragraph" style:parent-style-name="Standard">
      <style:paragraph-properties fo:line-height="150%"/>
      <style:text-properties fo:font-weight="bold" officeooo:rsid="000369ad" officeooo:paragraph-rsid="000369a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4d8c7" officeooo:paragraph-rsid="0004d8c7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normal" officeooo:rsid="000369ad" officeooo:paragraph-rsid="000369ad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0369ad" officeooo:paragraph-rsid="000369ad" style:font-weight-asian="normal" style:font-weight-complex="normal"/>
    </style:style>
    <style:style style:name="P6" style:family="paragraph" style:parent-style-name="Table_20_Contents">
      <style:text-properties officeooo:rsid="000369ad" officeooo:paragraph-rsid="000369a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369ad" officeooo:paragraph-rsid="000369ad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04d8c7" officeooo:paragraph-rsid="0004d8c7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20pt" fo:font-weight="bold" officeooo:rsid="000369ad" officeooo:paragraph-rsid="000369a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15f" style:font-weight-asian="bold" style:font-weight-complex="bold"/>
    </style:style>
    <style:style style:name="T3" style:family="text">
      <style:text-properties fo:font-weight="bold" officeooo:rsid="0005bd15" style:font-weight-asian="bold" style:font-weight-complex="bold"/>
    </style:style>
    <style:style style:name="T4" style:family="text">
      <style:text-properties fo:font-weight="bold" officeooo:rsid="0007fb84" style:font-weight-asian="bold" style:font-weight-complex="bold"/>
    </style:style>
    <style:style style:name="T5" style:family="text">
      <style:text-properties fo:font-weight="bold" officeooo:rsid="0008926e" style:font-weight-asian="bold" style:font-weight-complex="bold"/>
    </style:style>
    <style:style style:name="T6" style:family="text">
      <style:text-properties fo:font-weight="bold" officeooo:rsid="00097e5c" style:font-weight-asian="bold" style:font-weight-complex="bold"/>
    </style:style>
    <style:style style:name="T7" style:family="text">
      <style:text-properties fo:font-weight="bold" officeooo:rsid="000e18b7" style:font-weight-asian="bold" style:font-weight-complex="bold"/>
    </style:style>
    <style:style style:name="T8" style:family="text">
      <style:text-properties fo:font-weight="bold" officeooo:rsid="000d326b" style:font-weight-asian="bold" style:font-weight-complex="bold"/>
    </style:style>
    <style:style style:name="T9" style:family="text">
      <style:text-properties officeooo:rsid="0003c15f"/>
    </style:style>
    <style:style style:name="T10" style:family="text">
      <style:text-properties officeooo:rsid="0005bd15"/>
    </style:style>
    <style:style style:name="T11" style:family="text">
      <style:text-properties officeooo:rsid="0007fb84"/>
    </style:style>
    <style:style style:name="T12" style:family="text">
      <style:text-properties officeooo:rsid="0008926e"/>
    </style:style>
    <style:style style:name="T13" style:family="text">
      <style:text-properties officeooo:rsid="00097e5c"/>
    </style:style>
    <style:style style:name="T14" style:family="text">
      <style:text-properties officeooo:rsid="000b780f"/>
    </style:style>
    <style:style style:name="T15" style:family="text">
      <style:text-properties officeooo:rsid="000d326b"/>
    </style:style>
    <style:style style:name="T16" style:family="text">
      <style:text-properties officeooo:rsid="000e18b7"/>
    </style:style>
    <style:style style:name="T17" style:family="text">
      <style:text-properties officeooo:rsid="00109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PORT</text:p>
      <text:p text:style-name="P2">1. REQUIREMENT AND RECORD TIM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hallenges</text:p>
          </table:table-cell>
          <table:table-cell table:style-name="Table1.B1" office:value-type="string">
            <text:p text:style-name="P7">Time</text:p>
          </table:table-cell>
        </table:table-row>
        <table:table-row>
          <table:table-cell table:style-name="Table1.A2" office:value-type="string">
            <text:p text:style-name="P6">Basic (HTML + CSS)</text:p>
          </table:table-cell>
          <table:table-cell table:style-name="Table1.B2" office:value-type="string">
            <text:p text:style-name="P6">2 hours</text:p>
          </table:table-cell>
        </table:table-row>
        <table:table-row>
          <table:table-cell table:style-name="Table1.A2" office:value-type="string">
            <text:p text:style-name="P6">Intermediate (Implement with ReactJS)</text:p>
          </table:table-cell>
          <table:table-cell table:style-name="Table1.B2" office:value-type="string">
            <text:p text:style-name="P6">3 hours</text:p>
          </table:table-cell>
        </table:table-row>
        <table:table-row>
          <table:table-cell table:style-name="Table1.A2" office:value-type="string">
            <text:p text:style-name="P6">Advanced (configue proxy + call API)</text:p>
          </table:table-cell>
          <table:table-cell table:style-name="Table1.B2" office:value-type="string">
            <text:p text:style-name="P6"><text:span text:style-name="T17">3</text:span> hours</text:p>
          </table:table-cell>
        </table:table-row>
      </table:table>
      <text:p text:style-name="P1"/>
      <text:p text:style-name="P2">2. DOCUMENT</text:p>
      <text:p text:style-name="P5">a. The SSO (Single Sign-on) template was done by <text:span text:style-name="T1">Material design lite</text:span> framework. This template was responsive basically on two kind of screen (less than 767px and more than 767px)</text:p>
      <text:p text:style-name="P5">b. ReactJS library is used to implement this challenge (at intermediate level) with mockup data. The mockup data was generated by <text:span text:style-name="T1">mockapi.io</text:span>, and was imported in App.js and was called by package <text:span text:style-name="T1">axios</text:span>. <text:span text:style-name="T9">Because the structure of this challenge is not quite complicated, so </text:span><text:span text:style-name="T2">redux</text:span><text:span text:style-name="T9"> library was not used. </text:span></text:p>
      <text:p text:style-name="P4">c. <text:span text:style-name="T9">To call the real api from server (advanced), I have to configure proxy server (which, in fact, gave me a challenge to deal with). Then I can call API easily by axios package</text:span></text:p>
      <text:p text:style-name="P3">3. IMPROVEMENT RECOMMENDATION</text:p>
      <text:p text:style-name="P8">This single sign-on challenge could be improved by many ways:</text:p>
      <text:p text:style-name="P8">- Add lazy loading, while waiting for calling API</text:p>
      <text:p text:style-name="P8">- <text:span text:style-name="T11">If the structure of project was more complicated, </text:span><text:span text:style-name="T4">redux</text:span><text:span text:style-name="T11"> and </text:span><text:span text:style-name="T4">react-router-dom</text:span><text:span text:style-name="T11"> can be applied</text:span></text:p>
      <text:p text:style-name="P8">- Re-structure to convert the project into one module/component, so that it could be reusable <text:span text:style-name="T14">or write a package using npm, so that the package could be imported into other projects easily</text:span></text:p>
      <text:p text:style-name="P8">- <text:span text:style-name="T1">Auth0 library </text:span><text:span text:style-name="T5">or Oauth</text:span> could be used to handle Single Sign-on, in order to reduce effort</text:p>
      <text:p text:style-name="P8">- <text:span text:style-name="T3">Notify via email</text:span><text:span text:style-name="T10"> when login into the system</text:span></text:p>
      <text:p text:style-name="P8">- <text:span text:style-name="T10">Some alert should be available when user press </text:span><text:span text:style-name="T3">CAPS LOCK</text:span><text:span text:style-name="T10"> keyboard</text:span></text:p>
      <text:p text:style-name="P8">- <text:span text:style-name="T10">Have a choice: </text:span><text:span text:style-name="T3">logout in this device or logout from all devices</text:span></text:p>
      <text:p text:style-name="P8">- <text:span text:style-name="T12">User can </text:span><text:span text:style-name="T5">choose what app(s) to sign-in</text:span></text:p>
      <text:p text:style-name="P8">- <text:span text:style-name="T13">Using </text:span><text:span text:style-name="T6">progressive web app</text:span><text:span text:style-name="T13">, to enhance user experience although lack of internet connection</text:span></text:p>
      <text:p text:style-name="P8">- <text:span text:style-name="T15">Textbox for register should be </text:span><text:span text:style-name="T8">escaped</text:span><text:span text:style-name="T15"> so that the hacker could not enter javascript code into</text:span></text:p>
      <text:p text:style-name="P8">- <text:span text:style-name="T16">Have a </text:span><text:span text:style-name="T7">back button</text:span><text:span text:style-name="T16">, so that the user can re-input their email when lo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8:29:22.506457082</meta:creation-date>
    <dc:date>2019-01-03T11:36:53.672785322</dc:date>
    <meta:editing-duration>PT31M56S</meta:editing-duration>
    <meta:editing-cycles>13</meta:editing-cycles>
    <meta:generator>LibreOffice/6.0.6.2$Linux_X86_64 LibreOffice_project/00m0$Build-2</meta:generator>
    <meta:document-statistic meta:table-count="1" meta:image-count="0" meta:object-count="0" meta:page-count="1" meta:paragraph-count="27" meta:word-count="317" meta:character-count="1817" meta:non-whitespace-character-count="1526"/>
  </office:meta>
</office:document-meta>
</file>